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e8d" officeooo:paragraph-rsid="00118e8d"/>
    </style:style>
    <style:style style:name="P2" style:family="paragraph" style:parent-style-name="Standard">
      <style:text-properties officeooo:rsid="0011cdf5" officeooo:paragraph-rsid="0011cdf5"/>
    </style:style>
    <style:style style:name="P3" style:family="paragraph" style:parent-style-name="Standard">
      <style:text-properties officeooo:rsid="00129037" officeooo:paragraph-rsid="00129037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80" loext:opacity="100%" style:font-name="Consolas" fo:font-size="10pt" style:font-size-asian="10pt"/>
    </style:style>
    <style:style style:name="T3" style:family="text">
      <style:text-properties fo:color="#3f7f7f" loext:opacity="100%" style:font-name="Consolas" fo:font-size="10pt" fo:background-color="#d4d4d4" loext:char-shading-value="0" style:font-size-asian="10pt"/>
    </style:style>
    <style:style style:name="T4" style:family="text">
      <style:text-properties fo:color="#3f7f7f" loext:opacity="100%" style:font-name="Consolas" fo:font-size="10pt" fo:font-style="italic" style:font-size-asian="10pt" style:font-style-asian="italic"/>
    </style:style>
    <style:style style:name="T5" style:family="text">
      <style:text-properties fo:color="#3f7f7f" loext:opacity="100%" style:font-name="Consolas" fo:font-size="10pt" style:font-size-asian="10pt"/>
    </style:style>
    <style:style style:name="T6" style:family="text">
      <style:text-properties fo:color="#000000" loext:opacity="100%" style:font-name="Consolas" fo:font-size="10pt" style:font-size-asian="10pt"/>
    </style:style>
    <style:style style:name="T7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3f5fbf" loext:opacity="100%" style:font-name="Consolas" fo:font-size="10pt" style:font-size-asian="10pt"/>
    </style:style>
    <style:style style:name="T9" style:family="text">
      <style:text-properties fo:color="#7f007f" loext:opacity="100%" style:font-name="Consolas" fo:font-size="10pt" style:font-size-asian="10pt"/>
    </style:style>
    <style:style style:name="T10" style:family="text">
      <style:text-properties fo:color="#2a00e1" loext:opacity="100%" style:font-name="Consolas" fo:font-size="10pt" fo:font-style="italic" style:font-size-asian="10pt" style:font-style-asian="italic"/>
    </style:style>
    <style:style style:name="T11" style:family="text">
      <style:text-properties style:font-name="Consolas" fo:font-size="10pt" style:font-size-asian="10pt"/>
    </style:style>
    <style:style style:name="T12" style:family="text">
      <style:text-properties fo:color="#2a00ff" loext:opacity="100%" style:font-name="Consolas" fo:font-size="10pt" fo:font-style="italic" style:font-size-asian="10pt" style:font-style-asian="italic"/>
    </style:style>
    <style:style style:name="T13" style:family="text">
      <style:text-properties fo:color="#2a00ff" loext:opacity="100%" style:font-name="Consolas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onts.googleapis.com/css2?family=Spartan:wght@100;200;300;400;500;600;700;800;900&amp;display=swap" text:style-name="Internet_20_link" text:visited-style-name="Visited_20_Internet_20_Link">https://fonts.googleapis.com/css2?family=Spartan:wght@100;200;300;400;500;600;700;800;900&amp;display=swap</text:a></text:p>
      <text:p text:style-name="Standard"><text:span text:style-name="T1"/></text:p>
      <text:p text:style-name="Standard"><text:span text:style-name="T1"/></text:p>
      <text:p text:style-name="P1"><text:span text:style-name="T1">CSS URL</text:span></text:p>
      <text:p text:style-name="P1"><text:span text:style-name="T1"/></text:p>
      <text:p text:style-name="P1"><text:span text:style-name="T1"/></text:p>
      <text:p text:style-name="P2"><text:span text:style-name="T1">FONT AWESOME.. plaatjes.. shopcarts etc</text:span></text:p>
      <text:p text:style-name="P2"><text:span text:style-name="T1"/></text:p>
      <text:p text:style-name="P2"><text:a xlink:type="simple" xlink:href="https://cdnjs.com/libraries/font-awesome" text:style-name="Internet_20_link" text:visited-style-name="Visited_20_Internet_20_Link"><text:span text:style-name="T1">https://cdnjs.com/libraries/font-awesome</text:span></text:a></text:p>
      <text:p text:style-name="P2"><text:span text:style-name="T1"/></text:p>
      <text:p text:style-name="P2"><text:span text:style-name="T1">with CDN..(whatever the fuck cdn is./…)</text:span></text:p>
      <text:p text:style-name="P2"><text:span text:style-name="T1"/></text:p>
      <text:p text:style-name="P2"><text:span text:style-name="T1">https://fontawesome.com/v4/get-started/</text:span></text:p>
      <text:p text:style-name="P3"/>
      <text:p text:style-name="P3"/>
      <text:p text:style-name="P3"><text:span text:style-name="T2">&lt;</text:span><text:span text:style-name="T3">style</text:span><text:span text:style-name="T2">&gt;</text:span><text:span text:style-name="T6"> </text:span><text:span text:style-name="T8">/* type="text/css" */</text:span></text:p>
      <text:p text:style-name="P5"/>
      <text:p text:style-name="P4"><text:span text:style-name="T4">.container</text:span><text:span text:style-name="T6"> {</text:span></text:p>
      <text:p text:style-name="P4"><text:span text:style-name="T6"><text:tab/></text:span><text:span text:style-name="T9">width</text:span><text:span text:style-name="T6">: </text:span><text:span text:style-name="T10">542px</text:span><text:span text:style-name="T6">;</text:span></text:p>
      <text:p text:style-name="P4"><text:span text:style-name="T6"><text:tab/></text:span><text:span text:style-name="T9">height</text:span><text:span text:style-name="T6">: </text:span><text:span text:style-name="T10">550px</text:span><text:span text:style-name="T6">;</text:span></text:p>
      <text:p text:style-name="P4"><text:span text:style-name="T6"><text:tab/></text:span><text:span text:style-name="T9">background-image</text:span><text:span text:style-name="T6">: </text:span><text:span text:style-name="T10">url("./resources/images/portrait_paint5.png")</text:span><text:span text:style-name="T6">;</text:span></text:p>
      <text:p text:style-name="P4"><text:span text:style-name="T6">}</text:span></text:p>
      <text:p text:style-name="P5"/>
      <text:p text:style-name="P4"><text:span text:style-name="T4">.container:hover</text:span><text:span text:style-name="T6"> {</text:span></text:p>
      <text:p text:style-name="P4"><text:span text:style-name="T6"><text:tab/></text:span><text:span text:style-name="T9">width</text:span><text:span text:style-name="T6">: </text:span><text:span text:style-name="T10">542px</text:span><text:span text:style-name="T6">;</text:span></text:p>
      <text:p text:style-name="P4"><text:span text:style-name="T6"><text:tab/></text:span><text:span text:style-name="T9">height</text:span><text:span text:style-name="T6">: </text:span><text:span text:style-name="T10">550px</text:span><text:span text:style-name="T6">;</text:span></text:p>
      <text:p text:style-name="P4"><text:span text:style-name="T6"><text:tab/></text:span><text:span text:style-name="T9">background-image</text:span><text:span text:style-name="T6">: </text:span><text:span text:style-name="T10">url("./resources/images/portrait_paint6.png")</text:span><text:span text:style-name="T6">;</text:span></text:p>
      <text:p text:style-name="P4"><text:span text:style-name="T6">}</text:span></text:p>
      <text:p text:style-name="P4"><text:span text:style-name="T2">&lt;/</text:span><text:span text:style-name="T3">style</text:span><text:span text:style-name="T2">&gt;</text:span></text:p>
      <text:p text:style-name="P3"/>
      <text:p text:style-name="P3"/>
      <text:p text:style-name="P3"><text:span text:style-name="T8">&lt;!-- banner section --&gt;</text:span></text:p>
      <text:p text:style-name="P4"><text:span text:style-name="T6"><text:tab/></text:span><text:span text:style-name="T2">&lt;</text:span><text:span text:style-name="T5">div</text:span><text:span text:style-name="T11"> </text:span><text:span text:style-name="T9">class</text:span><text:span text:style-name="T6">=</text:span><text:span text:style-name="T12">"banner"</text:span><text:span text:style-name="T2">&gt;</text:span></text:p>
      <text:p text:style-name="P4"><text:span text:style-name="T6"><text:tab/><text:tab/></text:span><text:span text:style-name="T2">&lt;</text:span><text:span text:style-name="T5">h1</text:span><text:span text:style-name="T2">&gt;</text:span><text:span text:style-name="T7">Hi</text:span><text:span text:style-name="T6"> I'm </text:span><text:span text:style-name="T7">Wietse</text:span><text:span text:style-name="T2">&lt;/</text:span><text:span text:style-name="T5">h1</text:span><text:span text:style-name="T2">&gt;</text:span></text:p>
      <text:p text:style-name="P4"><text:span text:style-name="T6"><text:tab/><text:tab/></text:span><text:span text:style-name="T2">&lt;</text:span><text:span text:style-name="T5">h2</text:span><text:span text:style-name="T2">&gt;</text:span><text:span text:style-name="T6">A Software Developer!</text:span><text:span text:style-name="T2">&lt;/</text:span><text:span text:style-name="T5">h2</text:span><text:span text:style-name="T2">&gt;</text:span></text:p>
      <text:p text:style-name="P4"><text:span text:style-name="T6"><text:tab/><text:tab/></text:span><text:span text:style-name="T2">&lt;</text:span><text:span text:style-name="T5">h3</text:span><text:span text:style-name="T2">&gt;</text:span><text:span text:style-name="T6">and I love to create beautiful functional solutions</text:span><text:span text:style-name="T2">&lt;/</text:span><text:span text:style-name="T5">h3</text:span><text:span text:style-name="T2">&gt;</text:span></text:p>
      <text:p text:style-name="P4"><text:span text:style-name="T6"><text:tab/></text:span><text:span text:style-name="T2">&lt;/</text:span><text:span text:style-name="T5">div</text:span><text:span text:style-name="T2">&gt;</text:span></text:p>
      <text:p text:style-name="P5"/>
      <text:p text:style-name="P4"><text:span text:style-name="T6"><text:tab/></text:span><text:span text:style-name="T8">&lt;!-- image section --&gt;</text:span></text:p>
      <text:p text:style-name="P4"><text:span text:style-name="T6"><text:tab/></text:span><text:span text:style-name="T2">&lt;</text:span><text:span text:style-name="T5">div</text:span><text:span text:style-name="T11"> </text:span><text:span text:style-name="T9">class</text:span><text:span text:style-name="T6">=</text:span><text:span text:style-name="T12">"container"</text:span><text:span text:style-name="T2">&gt;&lt;/</text:span><text:span text:style-name="T5">div</text:span><text:span text:style-name="T2">&gt;</text:span></text:p>
      <text:p text:style-name="P5"/>
      <text:p text:style-name="P4"><text:span text:style-name="T6"><text:tab/></text:span><text:span text:style-name="T8">&lt;!-- button section --&gt;</text:span></text:p>
      <text:p text:style-name="P4"><text:span text:style-name="T6"><text:tab/></text:span><text:span text:style-name="T2">&lt;</text:span><text:span text:style-name="T5">div</text:span><text:span text:style-name="T11"> </text:span><text:span text:style-name="T9">class</text:span><text:span text:style-name="T6">=</text:span><text:span text:style-name="T12">"button"</text:span><text:span text:style-name="T2">&gt;</text:span></text:p>
      <text:p text:style-name="P4"><text:span text:style-name="T6"><text:tab/><text:tab/></text:span><text:span text:style-name="T2">&lt;</text:span><text:span text:style-name="T5">form</text:span><text:span text:style-name="T2">&gt;</text:span></text:p>
      <text:p text:style-name="P4"><text:span text:style-name="T6"><text:tab/><text:tab/><text:tab/></text:span><text:span text:style-name="T2">&lt;</text:span><text:span text:style-name="T5">input</text:span><text:span text:style-name="T11"> </text:span><text:span text:style-name="T9">type</text:span><text:span text:style-name="T6">=</text:span><text:span text:style-name="T12">"button"</text:span><text:span text:style-name="T11"> </text:span><text:span text:style-name="T9">value</text:span><text:span text:style-name="T6">=</text:span><text:span text:style-name="T12">"Go to TOS project!"</text:span></text:p>
      <text:p text:style-name="P4"><text:span text:style-name="T11"><text:tab/><text:tab/><text:tab/><text:tab/></text:span><text:span text:style-name="T9">onclick</text:span><text:span text:style-name="T6">=</text:span><text:span text:style-name="T13">"history.back()"</text:span><text:span text:style-name="T2">&gt;</text:span></text:p>
      <text:p text:style-name="P4"><text:span text:style-name="T6"><text:tab/><text:tab/></text:span><text:span text:style-name="T2">&lt;/</text:span><text:span text:style-name="T5">form</text:span><text:span text:style-name="T2">&gt;</text:span></text:p>
      <text:p text:style-name="P3"><text:span text:style-name="T6"><text:tab/></text:span><text:span text:style-name="T2">&lt;/</text:span><text:span text:style-name="T5">div</text:span><text:span text:style-name="T2">&gt;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16:36:51.747000000</meta:creation-date>
    <dc:date>2023-03-22T21:34:19.252000000</dc:date>
    <meta:editing-duration>PT26M36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33" meta:word-count="85" meta:character-count="893" meta:non-whitespace-character-count="814"/>
  </office:meta>
</office:document-meta>
</file>